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452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157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3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1.716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912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739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3.752cm"/>
    </style:style>
    <style:style style:name="co20" style:family="table-column">
      <style:table-column-properties fo:break-before="auto" style:column-width="3.7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name="Times New Roman"/>
    </style:style>
    <style:style style:name="T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4 年 2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991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991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991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122992" calcext:value-type="float">
            <text:p><text:s text:c="3"/>122,992</text:p>
          </table:table-cell>
          <table:table-cell table:style-name="ce25" office:value-type="float" office:value="3093" calcext:value-type="float">
            <text:p><text:s text:c="3"/>3,093</text:p>
          </table:table-cell>
          <table:table-cell table:style-name="ce25" office:value-type="float" office:value="10271" calcext:value-type="float">
            <text:p><text:s text:c="3"/>10,271</text:p>
          </table:table-cell>
          <table:table-cell table:style-name="ce25" office:value-type="float" office:value="11383" calcext:value-type="float">
            <text:p><text:s text:c="3"/>11,383</text:p>
          </table:table-cell>
          <table:table-cell table:style-name="ce25" office:value-type="float" office:value="4834" calcext:value-type="float">
            <text:p><text:s text:c="3"/>4,834</text:p>
          </table:table-cell>
          <table:table-cell table:style-name="ce25" office:value-type="float" office:value="4213" calcext:value-type="float">
            <text:p><text:s text:c="3"/>4,213</text:p>
          </table:table-cell>
          <table:table-cell table:style-name="ce25" office:value-type="float" office:value="2412" calcext:value-type="float">
            <text:p><text:s text:c="3"/>2,412</text:p>
          </table:table-cell>
          <table:table-cell table:style-name="ce25" office:value-type="float" office:value="4133" calcext:value-type="float">
            <text:p><text:s text:c="3"/>4,133</text:p>
          </table:table-cell>
          <table:table-cell table:style-name="ce25" office:value-type="float" office:value="12303" calcext:value-type="float">
            <text:p><text:s text:c="3"/>12,303</text:p>
          </table:table-cell>
          <table:table-cell table:style-name="ce25" office:value-type="float" office:value="1326" calcext:value-type="float">
            <text:p><text:s text:c="3"/>1,326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5812" calcext:value-type="float">
            <text:p><text:s text:c="3"/>5,812</text:p>
          </table:table-cell>
          <table:table-cell table:style-name="ce25" office:value-type="float" office:value="61767" calcext:value-type="float">
            <text:p><text:s text:c="3"/>61,767</text:p>
          </table:table-cell>
          <table:table-cell table:style-name="ce25" office:value-type="float" office:value="1428" calcext:value-type="float">
            <text:p><text:s text:c="3"/>1,428</text:p>
          </table:table-cell>
          <table:table-cell table:style-name="ce25" office:value-type="float" office:value="16" calcext:value-type="float">
            <text:p><text:s text:c="3"/>16</text:p>
          </table:table-cell>
          <table:table-cell table:style-name="ce25" office:value-type="float" office:value="122946" calcext:value-type="float">
            <text:p><text:s text:c="3"/>122,946</text:p>
          </table:table-cell>
          <table:table-cell table:style-name="ce25" office:value-type="float" office:value="4425" calcext:value-type="float">
            <text:p><text:s text:c="3"/>4,425</text:p>
          </table:table-cell>
          <table:table-cell table:style-name="ce25" office:value-type="float" office:value="12434" calcext:value-type="float">
            <text:p><text:s text:c="3"/>12,434</text:p>
          </table:table-cell>
          <table:table-cell table:style-name="ce25" office:value-type="float" office:value="4764" calcext:value-type="float">
            <text:p><text:s text:c="3"/>4,764</text:p>
          </table:table-cell>
          <table:table-cell table:style-name="ce25" office:value-type="float" office:value="7167" calcext:value-type="float">
            <text:p><text:s text:c="3"/>7,167</text:p>
          </table:table-cell>
          <table:table-cell table:style-name="ce25" office:value-type="float" office:value="6746" calcext:value-type="float">
            <text:p><text:s text:c="3"/>6,746</text:p>
          </table:table-cell>
          <table:table-cell table:style-name="ce25" office:value-type="float" office:value="3456" calcext:value-type="float">
            <text:p><text:s text:c="3"/>3,456</text:p>
          </table:table-cell>
          <table:table-cell table:style-name="ce25" office:value-type="float" office:value="4277" calcext:value-type="float">
            <text:p><text:s text:c="3"/>4,277</text:p>
          </table:table-cell>
          <table:table-cell table:style-name="ce25" office:value-type="float" office:value="11690" calcext:value-type="float">
            <text:p><text:s text:c="3"/>11,690</text:p>
          </table:table-cell>
          <table:table-cell table:style-name="ce25" office:value-type="float" office:value="341" calcext:value-type="float">
            <text:p><text:s text:c="3"/>341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5812" calcext:value-type="float">
            <text:p><text:s text:c="3"/>5,812</text:p>
          </table:table-cell>
          <table:table-cell table:style-name="ce25" office:value-type="float" office:value="61767" calcext:value-type="float">
            <text:p><text:s text:c="3"/>61,767</text:p>
          </table:table-cell>
          <table:table-cell table:style-name="ce25" office:value-type="float" office:value="49" calcext:value-type="float">
            <text:p><text:s text:c="3"/>49</text:p>
          </table:table-cell>
          <table:table-cell table:style-name="ce25" office:value-type="float" office:value="18" calcext:value-type="float">
            <text:p><text:s text:c="3"/>18</text:p>
          </table:table-cell>
          <table:table-cell table:style-name="ce29" office:value-type="float" office:value="46" calcext:value-type="float">
            <text:p><text:s text:c="3"/>46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57577" calcext:value-type="float">
            <text:p><text:s text:c="3"/>57,577</text:p>
          </table:table-cell>
          <table:table-cell table:style-name="ce25" office:value-type="float" office:value="1402" calcext:value-type="float">
            <text:p><text:s text:c="3"/>1,402</text:p>
          </table:table-cell>
          <table:table-cell table:style-name="ce25" office:value-type="float" office:value="4911" calcext:value-type="float">
            <text:p><text:s text:c="3"/>4,911</text:p>
          </table:table-cell>
          <table:table-cell table:style-name="ce25" office:value-type="float" office:value="5412" calcext:value-type="float">
            <text:p><text:s text:c="3"/>5,412</text:p>
          </table:table-cell>
          <table:table-cell table:style-name="ce25" office:value-type="float" office:value="2364" calcext:value-type="float">
            <text:p><text:s text:c="3"/>2,364</text:p>
          </table:table-cell>
          <table:table-cell table:style-name="ce25" office:value-type="float" office:value="2028" calcext:value-type="float">
            <text:p><text:s text:c="3"/>2,028</text:p>
          </table:table-cell>
          <table:table-cell table:style-name="ce25" office:value-type="float" office:value="1110" calcext:value-type="float">
            <text:p><text:s text:c="3"/>1,110</text:p>
          </table:table-cell>
          <table:table-cell table:style-name="ce25" office:value-type="float" office:value="2020" calcext:value-type="float">
            <text:p><text:s text:c="3"/>2,020</text:p>
          </table:table-cell>
          <table:table-cell table:style-name="ce25" office:value-type="float" office:value="5744" calcext:value-type="float">
            <text:p><text:s text:c="3"/>5,744</text:p>
          </table:table-cell>
          <table:table-cell table:style-name="ce25" office:value-type="float" office:value="633" calcext:value-type="float">
            <text:p><text:s text:c="3"/>633</text:p>
          </table:table-cell>
          <table:table-cell table:style-name="ce27" office:value-type="float" office:value="1" calcext:value-type="float">
            <text:p>1</text:p>
          </table:table-cell>
          <table:table-cell table:style-name="ce25" office:value-type="float" office:value="2781" calcext:value-type="float">
            <text:p><text:s text:c="3"/>2,781</text:p>
          </table:table-cell>
          <table:table-cell table:style-name="ce25" office:value-type="float" office:value="28613" calcext:value-type="float">
            <text:p><text:s text:c="3"/>28,613</text:p>
          </table:table-cell>
          <table:table-cell table:style-name="ce25" office:value-type="float" office:value="552" calcext:value-type="float">
            <text:p><text:s text:c="3"/>552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25" office:value-type="float" office:value="57535" calcext:value-type="float">
            <text:p><text:s text:c="3"/>57,535</text:p>
          </table:table-cell>
          <table:table-cell table:style-name="ce25" office:value-type="float" office:value="1880" calcext:value-type="float">
            <text:p><text:s text:c="3"/>1,880</text:p>
          </table:table-cell>
          <table:table-cell table:style-name="ce25" office:value-type="float" office:value="5819" calcext:value-type="float">
            <text:p><text:s text:c="3"/>5,819</text:p>
          </table:table-cell>
          <table:table-cell table:style-name="ce25" office:value-type="float" office:value="2230" calcext:value-type="float">
            <text:p><text:s text:c="3"/>2,230</text:p>
          </table:table-cell>
          <table:table-cell table:style-name="ce25" office:value-type="float" office:value="3471" calcext:value-type="float">
            <text:p><text:s text:c="3"/>3,471</text:p>
          </table:table-cell>
          <table:table-cell table:style-name="ce25" office:value-type="float" office:value="3088" calcext:value-type="float">
            <text:p><text:s text:c="3"/>3,088</text:p>
          </table:table-cell>
          <table:table-cell table:style-name="ce25" office:value-type="float" office:value="1654" calcext:value-type="float">
            <text:p><text:s text:c="3"/>1,654</text:p>
          </table:table-cell>
          <table:table-cell table:style-name="ce25" office:value-type="float" office:value="1989" calcext:value-type="float">
            <text:p><text:s text:c="3"/>1,989</text:p>
          </table:table-cell>
          <table:table-cell table:style-name="ce25" office:value-type="float" office:value="5787" calcext:value-type="float">
            <text:p><text:s text:c="3"/>5,787</text:p>
          </table:table-cell>
          <table:table-cell table:style-name="ce25" office:value-type="float" office:value="184" calcext:value-type="float">
            <text:p><text:s text:c="3"/>184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2781" calcext:value-type="float">
            <text:p><text:s text:c="3"/>2,781</text:p>
          </table:table-cell>
          <table:table-cell table:style-name="ce25" office:value-type="float" office:value="28613" calcext:value-type="float">
            <text:p><text:s text:c="3"/>28,613</text:p>
          </table:table-cell>
          <table:table-cell table:style-name="ce25" office:value-type="float" office:value="28" calcext:value-type="float">
            <text:p><text:s text:c="3"/>28</text:p>
          </table:table-cell>
          <table:table-cell table:style-name="ce25" office:value-type="float" office:value="11" calcext:value-type="float">
            <text:p><text:s text:c="3"/>11</text:p>
          </table:table-cell>
          <table:table-cell table:style-name="ce43" office:value-type="float" office:value="42" calcext:value-type="float">
            <text:p><text:s text:c="3"/>4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65415" calcext:value-type="float">
            <text:p><text:s text:c="3"/>65,415</text:p>
          </table:table-cell>
          <table:table-cell table:style-name="ce25" office:value-type="float" office:value="1691" calcext:value-type="float">
            <text:p><text:s text:c="3"/>1,691</text:p>
          </table:table-cell>
          <table:table-cell table:style-name="ce25" office:value-type="float" office:value="5360" calcext:value-type="float">
            <text:p><text:s text:c="3"/>5,360</text:p>
          </table:table-cell>
          <table:table-cell table:style-name="ce25" office:value-type="float" office:value="5971" calcext:value-type="float">
            <text:p><text:s text:c="3"/>5,971</text:p>
          </table:table-cell>
          <table:table-cell table:style-name="ce25" office:value-type="float" office:value="2470" calcext:value-type="float">
            <text:p><text:s text:c="3"/>2,470</text:p>
          </table:table-cell>
          <table:table-cell table:style-name="ce25" office:value-type="float" office:value="2185" calcext:value-type="float">
            <text:p><text:s text:c="3"/>2,185</text:p>
          </table:table-cell>
          <table:table-cell table:style-name="ce25" office:value-type="float" office:value="1302" calcext:value-type="float">
            <text:p><text:s text:c="3"/>1,302</text:p>
          </table:table-cell>
          <table:table-cell table:style-name="ce25" office:value-type="float" office:value="2113" calcext:value-type="float">
            <text:p><text:s text:c="3"/>2,113</text:p>
          </table:table-cell>
          <table:table-cell table:style-name="ce25" office:value-type="float" office:value="6559" calcext:value-type="float">
            <text:p><text:s text:c="3"/>6,559</text:p>
          </table:table-cell>
          <table:table-cell table:style-name="ce25" office:value-type="float" office:value="693" calcext:value-type="float">
            <text:p><text:s text:c="3"/>693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3031" calcext:value-type="float">
            <text:p><text:s text:c="3"/>3,031</text:p>
          </table:table-cell>
          <table:table-cell table:style-name="ce25" office:value-type="float" office:value="33154" calcext:value-type="float">
            <text:p><text:s text:c="3"/>33,154</text:p>
          </table:table-cell>
          <table:table-cell table:style-name="ce25" office:value-type="float" office:value="876" calcext:value-type="float">
            <text:p><text:s text:c="3"/>876</text:p>
          </table:table-cell>
          <table:table-cell table:style-name="ce25" office:value-type="float" office:value="10" calcext:value-type="float">
            <text:p><text:s text:c="3"/>10</text:p>
          </table:table-cell>
          <table:table-cell table:style-name="ce25" office:value-type="float" office:value="65411" calcext:value-type="float">
            <text:p><text:s text:c="3"/>65,411</text:p>
          </table:table-cell>
          <table:table-cell table:style-name="ce25" office:value-type="float" office:value="2545" calcext:value-type="float">
            <text:p><text:s text:c="3"/>2,545</text:p>
          </table:table-cell>
          <table:table-cell table:style-name="ce25" office:value-type="float" office:value="6615" calcext:value-type="float">
            <text:p><text:s text:c="3"/>6,615</text:p>
          </table:table-cell>
          <table:table-cell table:style-name="ce25" office:value-type="float" office:value="2534" calcext:value-type="float">
            <text:p><text:s text:c="3"/>2,534</text:p>
          </table:table-cell>
          <table:table-cell table:style-name="ce25" office:value-type="float" office:value="3696" calcext:value-type="float">
            <text:p><text:s text:c="3"/>3,696</text:p>
          </table:table-cell>
          <table:table-cell table:style-name="ce25" office:value-type="float" office:value="3658" calcext:value-type="float">
            <text:p><text:s text:c="3"/>3,658</text:p>
          </table:table-cell>
          <table:table-cell table:style-name="ce25" office:value-type="float" office:value="1802" calcext:value-type="float">
            <text:p><text:s text:c="3"/>1,802</text:p>
          </table:table-cell>
          <table:table-cell table:style-name="ce25" office:value-type="float" office:value="2288" calcext:value-type="float">
            <text:p><text:s text:c="3"/>2,288</text:p>
          </table:table-cell>
          <table:table-cell table:style-name="ce25" office:value-type="float" office:value="5903" calcext:value-type="float">
            <text:p><text:s text:c="3"/>5,903</text:p>
          </table:table-cell>
          <table:table-cell table:style-name="ce25" office:value-type="float" office:value="157" calcext:value-type="float">
            <text:p><text:s text:c="3"/>157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3031" calcext:value-type="float">
            <text:p><text:s text:c="3"/>3,031</text:p>
          </table:table-cell>
          <table:table-cell table:style-name="ce25" office:value-type="float" office:value="33154" calcext:value-type="float">
            <text:p><text:s text:c="3"/>33,154</text:p>
          </table:table-cell>
          <table:table-cell table:style-name="ce25" office:value-type="float" office:value="21" calcext:value-type="float">
            <text:p><text:s text:c="3"/>21</text:p>
          </table:table-cell>
          <table:table-cell table:style-name="ce25" office:value-type="float" office:value="7" calcext:value-type="float">
            <text:p><text:s text:c="3"/>7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21790" calcext:value-type="float">
            <text:p>21,790</text:p>
          </table:table-cell>
          <table:table-cell table:style-name="ce26" office:value-type="float" office:value="698" calcext:value-type="float">
            <text:p>69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895" calcext:value-type="float">
            <text:p>6,895</text:p>
          </table:table-cell>
          <table:table-cell table:style-name="ce26" office:value-type="float" office:value="1684" calcext:value-type="float">
            <text:p>1,684</text:p>
          </table:table-cell>
          <table:table-cell table:style-name="ce26" office:value-type="float" office:value="479" calcext:value-type="float">
            <text:p>479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395" calcext:value-type="float">
            <text:p>395</text:p>
          </table:table-cell>
          <table:table-cell table:style-name="ce26" office:value-type="float" office:value="2269" calcext:value-type="float">
            <text:p>2,269</text:p>
          </table:table-cell>
          <table:table-cell table:style-name="ce26" office:value-type="float" office:value="451" calcext:value-type="float">
            <text:p>45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8359" calcext:value-type="float">
            <text:p>8,359</text:p>
          </table:table-cell>
          <table:table-cell table:style-name="ce26" office:value-type="float" office:value="297" calcext:value-type="float">
            <text:p>29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9573" calcext:value-type="float">
            <text:p>19,573</text:p>
          </table:table-cell>
          <table:table-cell table:style-name="ce26" office:value-type="float" office:value="933" calcext:value-type="float">
            <text:p>93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646" calcext:value-type="float">
            <text:p>2,646</text:p>
          </table:table-cell>
          <table:table-cell table:style-name="ce26" office:value-type="float" office:value="2976" calcext:value-type="float">
            <text:p>2,976</text:p>
          </table:table-cell>
          <table:table-cell table:style-name="ce26" office:value-type="float" office:value="768" calcext:value-type="float">
            <text:p>768</text:p>
          </table:table-cell>
          <table:table-cell table:style-name="ce26" office:value-type="float" office:value="370" calcext:value-type="float">
            <text:p>370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2969" calcext:value-type="float">
            <text:p>2,969</text:p>
          </table:table-cell>
          <table:table-cell table:style-name="ce26" office:value-type="float" office:value="92" calcext:value-type="float">
            <text:p>9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8359" calcext:value-type="float">
            <text:p>8,359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2217" calcext:value-type="float">
            <text:p>2,217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10004" calcext:value-type="float">
            <text:p>10,004</text:p>
          </table:table-cell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266" calcext:value-type="float">
            <text:p>3,266</text:p>
          </table:table-cell>
          <table:table-cell table:style-name="ce27" office:value-type="float" office:value="802" calcext:value-type="float">
            <text:p>802</text:p>
          </table:table-cell>
          <table:table-cell table:style-name="ce27" office:value-type="float" office:value="237" calcext:value-type="float">
            <text:p>237</text:p>
          </table:table-cell>
          <table:table-cell table:style-name="ce27" office:value-type="float" office:value="111" calcext:value-type="float">
            <text:p>111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1035" calcext:value-type="float">
            <text:p>1,035</text:p>
          </table:table-cell>
          <table:table-cell table:style-name="ce27" office:value-type="float" office:value="198" calcext:value-type="float">
            <text:p>19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759" calcext:value-type="float">
            <text:p>3,759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9051" calcext:value-type="float">
            <text:p>9,051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242" calcext:value-type="float">
            <text:p>1,242</text:p>
          </table:table-cell>
          <table:table-cell table:style-name="ce27" office:value-type="float" office:value="1418" calcext:value-type="float">
            <text:p>1,418</text:p>
          </table:table-cell>
          <table:table-cell table:style-name="ce27" office:value-type="float" office:value="356" calcext:value-type="float">
            <text:p>356</text:p>
          </table:table-cell>
          <table:table-cell table:style-name="ce27" office:value-type="float" office:value="173" calcext:value-type="float">
            <text:p>173</text:p>
          </table:table-cell>
          <table:table-cell table:style-name="ce27" office:value-type="float" office:value="212" calcext:value-type="float">
            <text:p>212</text:p>
          </table:table-cell>
          <table:table-cell table:style-name="ce27" office:value-type="float" office:value="1466" calcext:value-type="float">
            <text:p>1,466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759" calcext:value-type="float">
            <text:p>3,759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953" calcext:value-type="float">
            <text:p>95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11786" calcext:value-type="float">
            <text:p>11,786</text:p>
          </table:table-cell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629" calcext:value-type="float">
            <text:p>3,629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1234" calcext:value-type="float">
            <text:p>1,234</text:p>
          </table:table-cell>
          <table:table-cell table:style-name="ce28" office:value-type="float" office:value="253" calcext:value-type="float">
            <text:p>25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600" calcext:value-type="float">
            <text:p>4,600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522" calcext:value-type="float">
            <text:p>10,522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404" calcext:value-type="float">
            <text:p>1,404</text:p>
          </table:table-cell>
          <table:table-cell table:style-name="ce28" office:value-type="float" office:value="1558" calcext:value-type="float">
            <text:p>1,558</text:p>
          </table:table-cell>
          <table:table-cell table:style-name="ce28" office:value-type="float" office:value="412" calcext:value-type="float">
            <text:p>412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1503" calcext:value-type="float">
            <text:p>1,503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4600" calcext:value-type="float">
            <text:p>4,60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1264" calcext:value-type="float">
            <text:p>1,264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081" calcext:value-type="float">
            <text:p>10,081</text:p>
          </table:table-cell>
          <table:table-cell table:style-name="ce26" office:value-type="float" office:value="733" calcext:value-type="float">
            <text:p>733</text:p>
          </table:table-cell>
          <table:table-cell table:style-name="ce26" office:value-type="float" office:value="2646" calcext:value-type="float">
            <text:p>2,64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66" calcext:value-type="float">
            <text:p>466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229" calcext:value-type="float">
            <text:p>229</text:p>
          </table:table-cell>
          <table:table-cell table:style-name="ce26" office:value-type="float" office:value="965" calcext:value-type="float">
            <text:p>965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317" calcext:value-type="float">
            <text:p>4,317</text:p>
          </table:table-cell>
          <table:table-cell table:style-name="ce26" office:value-type="float" office:value="265" calcext:value-type="float">
            <text:p>26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6984" calcext:value-type="float">
            <text:p>16,984</text:p>
          </table:table-cell>
          <table:table-cell table:style-name="ce26" office:value-type="float" office:value="1272" calcext:value-type="float">
            <text:p>1,272</text:p>
          </table:table-cell>
          <table:table-cell table:style-name="ce26" office:value-type="float" office:value="6895" calcext:value-type="float">
            <text:p>6,89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347" calcext:value-type="float">
            <text:p>1,347</text:p>
          </table:table-cell>
          <table:table-cell table:style-name="ce26" office:value-type="float" office:value="648" calcext:value-type="float">
            <text:p>648</text:p>
          </table:table-cell>
          <table:table-cell table:style-name="ce26" office:value-type="float" office:value="307" calcext:value-type="float">
            <text:p>307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1803" calcext:value-type="float">
            <text:p>1,803</text:p>
          </table:table-cell>
          <table:table-cell table:style-name="ce26" office:value-type="float" office:value="33" calcext:value-type="float">
            <text:p>3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317" calcext:value-type="float">
            <text:p>4,317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-6903" calcext:value-type="float">
            <text:p><text:s/>－6,903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706" calcext:value-type="float">
            <text:p>4,706</text:p>
          </table:table-cell>
          <table:table-cell table:style-name="ce27" office:value-type="float" office:value="325" calcext:value-type="float">
            <text:p>325</text:p>
          </table:table-cell>
          <table:table-cell table:style-name="ce27" office:value-type="float" office:value="1242" calcext:value-type="float">
            <text:p>1,24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11" calcext:value-type="float">
            <text:p>211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28" calcext:value-type="float">
            <text:p>2,028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991" calcext:value-type="float">
            <text:p>7,991</text:p>
          </table:table-cell>
          <table:table-cell table:style-name="ce27" office:value-type="float" office:value="542" calcext:value-type="float">
            <text:p>542</text:p>
          </table:table-cell>
          <table:table-cell table:style-name="ce27" office:value-type="float" office:value="3266" calcext:value-type="float">
            <text:p>3,26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41" calcext:value-type="float">
            <text:p>641</text:p>
          </table:table-cell>
          <table:table-cell table:style-name="ce27" office:value-type="float" office:value="285" calcext:value-type="float">
            <text:p>285</text:p>
          </table:table-cell>
          <table:table-cell table:style-name="ce27" office:value-type="float" office:value="169" calcext:value-type="float">
            <text:p>169</text:p>
          </table:table-cell>
          <table:table-cell table:style-name="ce27" office:value-type="float" office:value="163" calcext:value-type="float">
            <text:p>163</text:p>
          </table:table-cell>
          <table:table-cell table:style-name="ce27" office:value-type="float" office:value="872" calcext:value-type="float">
            <text:p>872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28" calcext:value-type="float">
            <text:p>2,028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-3285" calcext:value-type="float">
            <text:p><text:s/>－3,285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5375" calcext:value-type="float">
            <text:p>5,375</text:p>
          </table:table-cell>
          <table:table-cell table:style-name="ce28" office:value-type="float" office:value="408" calcext:value-type="float">
            <text:p>408</text:p>
          </table:table-cell>
          <table:table-cell table:style-name="ce28" office:value-type="float" office:value="1404" calcext:value-type="float">
            <text:p>1,40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495" calcext:value-type="float">
            <text:p>495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289" calcext:value-type="float">
            <text:p>2,289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993" calcext:value-type="float">
            <text:p>8,993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3629" calcext:value-type="float">
            <text:p>3,62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06" calcext:value-type="float">
            <text:p>706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931" calcext:value-type="float">
            <text:p>931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289" calcext:value-type="float">
            <text:p>2,289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-3618" calcext:value-type="float">
            <text:p><text:s/>－3,618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4125" calcext:value-type="float">
            <text:p>14,125</text:p>
          </table:table-cell>
          <table:table-cell table:style-name="ce26" office:value-type="float" office:value="283" calcext:value-type="float">
            <text:p>283</text:p>
          </table:table-cell>
          <table:table-cell table:style-name="ce26" office:value-type="float" office:value="2976" calcext:value-type="float">
            <text:p>2,976</text:p>
          </table:table-cell>
          <table:table-cell table:style-name="ce26" office:value-type="float" office:value="1347" calcext:value-type="float">
            <text:p>1,34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1782" calcext:value-type="float">
            <text:p>1,782</text:p>
          </table:table-cell>
          <table:table-cell table:style-name="ce26" office:value-type="float" office:value="270" calcext:value-type="float">
            <text:p>27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509" calcext:value-type="float">
            <text:p>6,509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1736" calcext:value-type="float">
            <text:p>11,736</text:p>
          </table:table-cell>
          <table:table-cell table:style-name="ce26" office:value-type="float" office:value="389" calcext:value-type="float">
            <text:p>389</text:p>
          </table:table-cell>
          <table:table-cell table:style-name="ce26" office:value-type="float" office:value="1684" calcext:value-type="float">
            <text:p>1,684</text:p>
          </table:table-cell>
          <table:table-cell table:style-name="ce26" office:value-type="float" office:value="466" calcext:value-type="float">
            <text:p>46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06" calcext:value-type="float">
            <text:p>406</text:p>
          </table:table-cell>
          <table:table-cell table:style-name="ce26" office:value-type="float" office:value="213" calcext:value-type="float">
            <text:p>213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1739" calcext:value-type="float">
            <text:p>1,739</text:p>
          </table:table-cell>
          <table:table-cell table:style-name="ce26" office:value-type="float" office:value="46" calcext:value-type="float">
            <text:p>4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509" calcext:value-type="float">
            <text:p>6,509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45" office:value-type="float" office:value="2389" calcext:value-type="float">
            <text:p>2,389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731" calcext:value-type="float">
            <text:p>6,731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1418" calcext:value-type="float">
            <text:p>1,418</text:p>
          </table:table-cell>
          <table:table-cell table:style-name="ce27" office:value-type="float" office:value="641" calcext:value-type="float">
            <text:p>64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903" calcext:value-type="float">
            <text:p>903</text:p>
          </table:table-cell>
          <table:table-cell table:style-name="ce27" office:value-type="float" office:value="116" calcext:value-type="float">
            <text:p>11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064" calcext:value-type="float">
            <text:p>3,064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593" calcext:value-type="float">
            <text:p>5,593</text:p>
          </table:table-cell>
          <table:table-cell table:style-name="ce27" office:value-type="float" office:value="164" calcext:value-type="float">
            <text:p>164</text:p>
          </table:table-cell>
          <table:table-cell table:style-name="ce27" office:value-type="float" office:value="802" calcext:value-type="float">
            <text:p>802</text:p>
          </table:table-cell>
          <table:table-cell table:style-name="ce27" office:value-type="float" office:value="211" calcext:value-type="float">
            <text:p>21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88" calcext:value-type="float">
            <text:p>188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884" calcext:value-type="float">
            <text:p>884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064" calcext:value-type="float">
            <text:p>3,06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1138" calcext:value-type="float">
            <text:p>1,138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7394" calcext:value-type="float">
            <text:p>7,394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558" calcext:value-type="float">
            <text:p>1,558</text:p>
          </table:table-cell>
          <table:table-cell table:style-name="ce28" office:value-type="float" office:value="706" calcext:value-type="float">
            <text:p>70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154" calcext:value-type="float">
            <text:p>15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445" calcext:value-type="float">
            <text:p>3,445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143" calcext:value-type="float">
            <text:p>6,143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445" calcext:value-type="float">
            <text:p>3,44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1251" calcext:value-type="float">
            <text:p>1,251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7899" calcext:value-type="float">
            <text:p>17,899</text:p>
          </table:table-cell>
          <table:table-cell table:style-name="ce26" office:value-type="float" office:value="344" calcext:value-type="float">
            <text:p>344</text:p>
          </table:table-cell>
          <table:table-cell table:style-name="ce26" office:value-type="float" office:value="768" calcext:value-type="float">
            <text:p>768</text:p>
          </table:table-cell>
          <table:table-cell table:style-name="ce26" office:value-type="float" office:value="648" calcext:value-type="float">
            <text:p>648</text:p>
          </table:table-cell>
          <table:table-cell table:style-name="ce26" office:value-type="float" office:value="406" calcext:value-type="float">
            <text:p>40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float" office:value="438" calcext:value-type="float">
            <text:p>438</text:p>
          </table:table-cell>
          <table:table-cell table:style-name="ce26" office:value-type="float" office:value="4041" calcext:value-type="float">
            <text:p>4,041</text:p>
          </table:table-cell>
          <table:table-cell table:style-name="ce26" office:value-type="float" office:value="149" calcext:value-type="float">
            <text:p>14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0637" calcext:value-type="float">
            <text:p>10,637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259" calcext:value-type="float">
            <text:p>15,259</text:p>
          </table:table-cell>
          <table:table-cell table:style-name="ce26" office:value-type="float" office:value="403" calcext:value-type="float">
            <text:p>403</text:p>
          </table:table-cell>
          <table:table-cell table:style-name="ce26" office:value-type="float" office:value="479" calcext:value-type="float">
            <text:p>479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29" calcext:value-type="float">
            <text:p>329</text:p>
          </table:table-cell>
          <table:table-cell table:style-name="ce26" office:value-type="float" office:value="327" calcext:value-type="float">
            <text:p>327</text:p>
          </table:table-cell>
          <table:table-cell table:style-name="ce26" office:value-type="float" office:value="2476" calcext:value-type="float">
            <text:p>2,476</text:p>
          </table:table-cell>
          <table:table-cell table:style-name="ce26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0637" calcext:value-type="float">
            <text:p>10,637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2640" calcext:value-type="float">
            <text:p>2,640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8185" calcext:value-type="float">
            <text:p>8,185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356" calcext:value-type="float">
            <text:p>356</text:p>
          </table:table-cell>
          <table:table-cell table:style-name="ce27" office:value-type="float" office:value="285" calcext:value-type="float">
            <text:p>285</text:p>
          </table:table-cell>
          <table:table-cell table:style-name="ce27" office:value-type="float" office:value="188" calcext:value-type="float">
            <text:p>18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33" calcext:value-type="float">
            <text:p>133</text:p>
          </table:table-cell>
          <table:table-cell table:style-name="ce27" office:value-type="float" office:value="215" calcext:value-type="float">
            <text:p>215</text:p>
          </table:table-cell>
          <table:table-cell table:style-name="ce27" office:value-type="float" office:value="1830" calcext:value-type="float">
            <text:p>1,830</text:p>
          </table:table-cell>
          <table:table-cell table:style-name="ce27" office:value-type="float" office:value="81" calcext:value-type="float">
            <text:p>8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4865" calcext:value-type="float">
            <text:p>4,865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074" calcext:value-type="float">
            <text:p>7,074</text:p>
          </table:table-cell>
          <table:table-cell table:style-name="ce27" office:value-type="float" office:value="178" calcext:value-type="float">
            <text:p>178</text:p>
          </table:table-cell>
          <table:table-cell table:style-name="ce27" office:value-type="float" office:value="237" calcext:value-type="float">
            <text:p>237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48" calcext:value-type="float">
            <text:p>148</text:p>
          </table:table-cell>
          <table:table-cell table:style-name="ce27" office:value-type="float" office:value="156" calcext:value-type="float">
            <text:p>156</text:p>
          </table:table-cell>
          <table:table-cell table:style-name="ce27" office:value-type="float" office:value="1209" calcext:value-type="float">
            <text:p>1,209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4865" calcext:value-type="float">
            <text:p>4,86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1111" calcext:value-type="float">
            <text:p>1,111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9714" calcext:value-type="float">
            <text:p>9,714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412" calcext:value-type="float">
            <text:p>412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2211" calcext:value-type="float">
            <text:p>2,211</text:p>
          </table:table-cell>
          <table:table-cell table:style-name="ce28" office:value-type="float" office:value="68" calcext:value-type="float">
            <text:p>6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5772" calcext:value-type="float">
            <text:p>5,772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185" calcext:value-type="float">
            <text:p>8,185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267" calcext:value-type="float">
            <text:p>1,267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5772" calcext:value-type="float">
            <text:p>5,77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1529" calcext:value-type="float">
            <text:p>1,529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527" calcext:value-type="float">
            <text:p>10,527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370" calcext:value-type="float">
            <text:p>370</text:p>
          </table:table-cell>
          <table:table-cell table:style-name="ce26" office:value-type="float" office:value="307" calcext:value-type="float">
            <text:p>307</text:p>
          </table:table-cell>
          <table:table-cell table:style-name="ce26" office:value-type="float" office:value="213" calcext:value-type="float">
            <text:p>213</text:p>
          </table:table-cell>
          <table:table-cell table:style-name="ce26" office:value-type="float" office:value="329" calcext:value-type="float">
            <text:p>32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99" calcext:value-type="float">
            <text:p>999</text:p>
          </table:table-cell>
          <table:table-cell table:style-name="ce26" office:value-type="float" office:value="1166" calcext:value-type="float">
            <text:p>1,166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839" calcext:value-type="float">
            <text:p>6,839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496" calcext:value-type="float">
            <text:p>9,496</text:p>
          </table:table-cell>
          <table:table-cell table:style-name="ce26" office:value-type="float" office:value="245" calcext:value-type="float">
            <text:p>245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25" calcext:value-type="float">
            <text:p>725</text:p>
          </table:table-cell>
          <table:table-cell table:style-name="ce26" office:value-type="float" office:value="747" calcext:value-type="float">
            <text:p>747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839" calcext:value-type="float">
            <text:p>6,83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1031" calcext:value-type="float">
            <text:p>1,031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937" calcext:value-type="float">
            <text:p>4,937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173" calcext:value-type="float">
            <text:p>173</text:p>
          </table:table-cell>
          <table:table-cell table:style-name="ce27" office:value-type="float" office:value="169" calcext:value-type="float">
            <text:p>169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148" calcext:value-type="float">
            <text:p>14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81" calcext:value-type="float">
            <text:p>481</text:p>
          </table:table-cell>
          <table:table-cell table:style-name="ce27" office:value-type="float" office:value="527" calcext:value-type="float">
            <text:p>527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181" calcext:value-type="float">
            <text:p>3,181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410" calcext:value-type="float">
            <text:p>4,410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111" calcext:value-type="float">
            <text:p>111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133" calcext:value-type="float">
            <text:p>13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12" calcext:value-type="float">
            <text:p>312</text:p>
          </table:table-cell>
          <table:table-cell table:style-name="ce27" office:value-type="float" office:value="371" calcext:value-type="float">
            <text:p>371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181" calcext:value-type="float">
            <text:p>3,18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527" calcext:value-type="float">
            <text:p>527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590" calcext:value-type="float">
            <text:p>5,590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639" calcext:value-type="float">
            <text:p>639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658" calcext:value-type="float">
            <text:p>3,658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086" calcext:value-type="float">
            <text:p>5,086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13" calcext:value-type="float">
            <text:p>413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658" calcext:value-type="float">
            <text:p>3,65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504" calcext:value-type="float">
            <text:p>504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4541" calcext:value-type="float">
            <text:p>14,541</text:p>
          </table:table-cell>
          <table:table-cell table:style-name="ce26" office:value-type="float" office:value="344" calcext:value-type="float">
            <text:p>344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327" calcext:value-type="float">
            <text:p>327</text:p>
          </table:table-cell>
          <table:table-cell table:style-name="ce26" office:value-type="float" office:value="725" calcext:value-type="float">
            <text:p>72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999" calcext:value-type="float">
            <text:p>1,999</text:p>
          </table:table-cell>
          <table:table-cell table:style-name="ce26" office:value-type="float" office:value="146" calcext:value-type="float">
            <text:p>14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9756" calcext:value-type="float">
            <text:p>9,756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4394" calcext:value-type="float">
            <text:p>14,394</text:p>
          </table:table-cell>
          <table:table-cell table:style-name="ce26" office:value-type="float" office:value="493" calcext:value-type="float">
            <text:p>493</text:p>
          </table:table-cell>
          <table:table-cell table:style-name="ce26" office:value-type="float" office:value="395" calcext:value-type="float">
            <text:p>395</text:p>
          </table:table-cell>
          <table:table-cell table:style-name="ce26" office:value-type="float" office:value="229" calcext:value-type="float">
            <text:p>229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438" calcext:value-type="float">
            <text:p>438</text:p>
          </table:table-cell>
          <table:table-cell table:style-name="ce26" office:value-type="float" office:value="999" calcext:value-type="float">
            <text:p>99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780" calcext:value-type="float">
            <text:p>1,780</text:p>
          </table:table-cell>
          <table:table-cell table:style-name="ce26" office:value-type="float" office:value="37" calcext:value-type="float">
            <text:p>3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9756" calcext:value-type="float">
            <text:p>9,756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147" calcext:value-type="float">
            <text:p>147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658" calcext:value-type="float">
            <text:p>6,658</text:p>
          </table:table-cell>
          <table:table-cell table:style-name="ce27" office:value-type="float" office:value="152" calcext:value-type="float">
            <text:p>152</text:p>
          </table:table-cell>
          <table:table-cell table:style-name="ce27" office:value-type="float" office:value="212" calcext:value-type="float">
            <text:p>212</text:p>
          </table:table-cell>
          <table:table-cell table:style-name="ce27" office:value-type="float" office:value="163" calcext:value-type="float">
            <text:p>163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156" calcext:value-type="float">
            <text:p>156</text:p>
          </table:table-cell>
          <table:table-cell table:style-name="ce27" office:value-type="float" office:value="312" calcext:value-type="float">
            <text:p>31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32" calcext:value-type="float">
            <text:p>932</text:p>
          </table:table-cell>
          <table:table-cell table:style-name="ce27" office:value-type="float" office:value="73" calcext:value-type="float">
            <text:p>7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4461" calcext:value-type="float">
            <text:p>4,461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692" calcext:value-type="float">
            <text:p>6,692</text:p>
          </table:table-cell>
          <table:table-cell table:style-name="ce27" office:value-type="float" office:value="201" calcext:value-type="float">
            <text:p>201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215" calcext:value-type="float">
            <text:p>215</text:p>
          </table:table-cell>
          <table:table-cell table:style-name="ce27" office:value-type="float" office:value="481" calcext:value-type="float">
            <text:p>48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87" calcext:value-type="float">
            <text:p>887</text:p>
          </table:table-cell>
          <table:table-cell table:style-name="ce27" office:value-type="float" office:value="21" calcext:value-type="float">
            <text:p>2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4461" calcext:value-type="float">
            <text:p>4,461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4" calcext:value-type="float">
            <text:p>4</text:p>
          </table:table-cell>
          <table:table-cell table:style-name="ce46" office:value-type="float" office:value="-34" calcext:value-type="float">
            <text:p><text:s/>－34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7883" calcext:value-type="float">
            <text:p>7,883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413" calcext:value-type="float">
            <text:p>41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67" calcext:value-type="float">
            <text:p>1,067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5295" calcext:value-type="float">
            <text:p>5,295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7702" calcext:value-type="float">
            <text:p>7,702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93" calcext:value-type="float">
            <text:p>893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5295" calcext:value-type="float">
            <text:p>5,29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81" calcext:value-type="float">
            <text:p>181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33249" calcext:value-type="float">
            <text:p><text:s text:c="3"/>33,249</text:p>
          </table:table-cell>
          <table:table-cell table:style-name="ce29" office:value-type="float" office:value="526" calcext:value-type="float">
            <text:p><text:s text:c="3"/>526</text:p>
          </table:table-cell>
          <table:table-cell table:style-name="ce29" office:value-type="float" office:value="2969" calcext:value-type="float">
            <text:p><text:s text:c="3"/>2,969</text:p>
          </table:table-cell>
          <table:table-cell table:style-name="ce29" office:value-type="float" office:value="1803" calcext:value-type="float">
            <text:p><text:s text:c="3"/>1,803</text:p>
          </table:table-cell>
          <table:table-cell table:style-name="ce29" office:value-type="float" office:value="1739" calcext:value-type="float">
            <text:p><text:s text:c="3"/>1,739</text:p>
          </table:table-cell>
          <table:table-cell table:style-name="ce29" office:value-type="float" office:value="2476" calcext:value-type="float">
            <text:p><text:s text:c="3"/>2,476</text:p>
          </table:table-cell>
          <table:table-cell table:style-name="ce29" office:value-type="float" office:value="747" calcext:value-type="float">
            <text:p><text:s text:c="3"/>747</text:p>
          </table:table-cell>
          <table:table-cell table:style-name="ce29" office:value-type="float" office:value="1780" calcext:value-type="float">
            <text:p><text:s text:c="3"/>1,780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76" calcext:value-type="float">
            <text:p><text:s text:c="3"/>176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5808" calcext:value-type="float">
            <text:p><text:s text:c="3"/>5,808</text:p>
          </table:table-cell>
          <table:table-cell table:style-name="ce29" office:value-type="float" office:value="14934" calcext:value-type="float">
            <text:p><text:s text:c="3"/>14,934</text:p>
          </table:table-cell>
          <table:table-cell table:style-name="ce29" office:value-type="float" office:value="284" calcext:value-type="float">
            <text:p><text:s text:c="3"/>284</text:p>
          </table:table-cell>
          <table:table-cell table:style-name="ce29" office:value-type="float" office:value="7" calcext:value-type="float">
            <text:p><text:s text:c="3"/>7</text:p>
          </table:table-cell>
          <table:table-cell table:style-name="ce29" office:value-type="float" office:value="33753" calcext:value-type="float">
            <text:p><text:s text:c="3"/>33,753</text:p>
          </table:table-cell>
          <table:table-cell table:style-name="ce29" office:value-type="float" office:value="685" calcext:value-type="float">
            <text:p><text:s text:c="3"/>685</text:p>
          </table:table-cell>
          <table:table-cell table:style-name="ce29" office:value-type="float" office:value="2269" calcext:value-type="float">
            <text:p><text:s text:c="3"/>2,269</text:p>
          </table:table-cell>
          <table:table-cell table:style-name="ce29" office:value-type="float" office:value="965" calcext:value-type="float">
            <text:p><text:s text:c="3"/>965</text:p>
          </table:table-cell>
          <table:table-cell table:style-name="ce29" office:value-type="float" office:value="1782" calcext:value-type="float">
            <text:p><text:s text:c="3"/>1,782</text:p>
          </table:table-cell>
          <table:table-cell table:style-name="ce29" office:value-type="float" office:value="4041" calcext:value-type="float">
            <text:p><text:s text:c="3"/>4,041</text:p>
          </table:table-cell>
          <table:table-cell table:style-name="ce29" office:value-type="float" office:value="1166" calcext:value-type="float">
            <text:p><text:s text:c="3"/>1,166</text:p>
          </table:table-cell>
          <table:table-cell table:style-name="ce29" office:value-type="float" office:value="1999" calcext:value-type="float">
            <text:p><text:s text:c="3"/>1,999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81" calcext:value-type="float">
            <text:p><text:s text:c="3"/>81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5808" calcext:value-type="float">
            <text:p><text:s text:c="3"/>5,808</text:p>
          </table:table-cell>
          <table:table-cell table:style-name="ce29" office:value-type="float" office:value="14934" calcext:value-type="float">
            <text:p><text:s text:c="3"/>14,934</text:p>
          </table:table-cell>
          <table:table-cell table:style-name="ce29" office:value-type="float" office:value="16" calcext:value-type="float">
            <text:p><text:s text:c="3"/>16</text:p>
          </table:table-cell>
          <table:table-cell table:style-name="ce26" office:value-type="float" office:value="7" calcext:value-type="float">
            <text:p>7</text:p>
          </table:table-cell>
          <table:table-cell table:style-name="ce45" office:value-type="float" office:value="-504" calcext:value-type="float">
            <text:p><text:s/>－504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15941" calcext:value-type="float">
            <text:p><text:s text:c="3"/>15,941</text:p>
          </table:table-cell>
          <table:table-cell table:style-name="ce30" office:value-type="float" office:value="234" calcext:value-type="float">
            <text:p><text:s text:c="3"/>234</text:p>
          </table:table-cell>
          <table:table-cell table:style-name="ce30" office:value-type="float" office:value="1466" calcext:value-type="float">
            <text:p><text:s text:c="3"/>1,466</text:p>
          </table:table-cell>
          <table:table-cell table:style-name="ce30" office:value-type="float" office:value="872" calcext:value-type="float">
            <text:p><text:s text:c="3"/>872</text:p>
          </table:table-cell>
          <table:table-cell table:style-name="ce30" office:value-type="float" office:value="884" calcext:value-type="float">
            <text:p><text:s text:c="3"/>884</text:p>
          </table:table-cell>
          <table:table-cell table:style-name="ce30" office:value-type="float" office:value="1209" calcext:value-type="float">
            <text:p><text:s text:c="3"/>1,209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887" calcext:value-type="float">
            <text:p><text:s text:c="3"/>887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98" calcext:value-type="float">
            <text:p><text:s text:c="3"/>98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2778" calcext:value-type="float">
            <text:p><text:s text:c="3"/>2,778</text:p>
          </table:table-cell>
          <table:table-cell table:style-name="ce30" office:value-type="float" office:value="7037" calcext:value-type="float">
            <text:p><text:s text:c="3"/>7,037</text:p>
          </table:table-cell>
          <table:table-cell table:style-name="ce30" office:value-type="float" office:value="102" calcext:value-type="float">
            <text:p><text:s text:c="3"/>102</text:p>
          </table:table-cell>
          <table:table-cell table:style-name="ce30" office:value-type="float" office:value="3" calcext:value-type="float">
            <text:p><text:s text:c="3"/>3</text:p>
          </table:table-cell>
          <table:table-cell table:style-name="ce30" office:value-type="float" office:value="15867" calcext:value-type="float">
            <text:p><text:s text:c="3"/>15,867</text:p>
          </table:table-cell>
          <table:table-cell table:style-name="ce30" office:value-type="float" office:value="296" calcext:value-type="float">
            <text:p><text:s text:c="3"/>296</text:p>
          </table:table-cell>
          <table:table-cell table:style-name="ce30" office:value-type="float" office:value="1035" calcext:value-type="float">
            <text:p><text:s text:c="3"/>1,035</text:p>
          </table:table-cell>
          <table:table-cell table:style-name="ce30" office:value-type="float" office:value="470" calcext:value-type="float">
            <text:p><text:s text:c="3"/>470</text:p>
          </table:table-cell>
          <table:table-cell table:style-name="ce30" office:value-type="float" office:value="903" calcext:value-type="float">
            <text:p><text:s text:c="3"/>903</text:p>
          </table:table-cell>
          <table:table-cell table:style-name="ce30" office:value-type="float" office:value="1830" calcext:value-type="float">
            <text:p><text:s text:c="3"/>1,830</text:p>
          </table:table-cell>
          <table:table-cell table:style-name="ce30" office:value-type="float" office:value="527" calcext:value-type="float">
            <text:p><text:s text:c="3"/>527</text:p>
          </table:table-cell>
          <table:table-cell table:style-name="ce30" office:value-type="float" office:value="932" calcext:value-type="float">
            <text:p><text:s text:c="3"/>932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47" calcext:value-type="float">
            <text:p><text:s text:c="3"/>47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2778" calcext:value-type="float">
            <text:p><text:s text:c="3"/>2,778</text:p>
          </table:table-cell>
          <table:table-cell table:style-name="ce30" office:value-type="float" office:value="7037" calcext:value-type="float">
            <text:p><text:s text:c="3"/>7,037</text:p>
          </table:table-cell>
          <table:table-cell table:style-name="ce30" office:value-type="float" office:value="8" calcext:value-type="float">
            <text:p><text:s text:c="3"/>8</text:p>
          </table:table-cell>
          <table:table-cell table:style-name="ce27" office:value-type="float" office:value="4" calcext:value-type="float">
            <text:p>4</text:p>
          </table:table-cell>
          <table:table-cell table:style-name="ce46" office:value-type="float" office:value="74" calcext:value-type="float">
            <text:p>74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7308" calcext:value-type="float">
            <text:p><text:s text:c="3"/>17,308</text:p>
          </table:table-cell>
          <table:table-cell table:style-name="ce31" office:value-type="float" office:value="292" calcext:value-type="float">
            <text:p><text:s text:c="3"/>292</text:p>
          </table:table-cell>
          <table:table-cell table:style-name="ce31" office:value-type="float" office:value="1503" calcext:value-type="float">
            <text:p><text:s text:c="3"/>1,503</text:p>
          </table:table-cell>
          <table:table-cell table:style-name="ce31" office:value-type="float" office:value="931" calcext:value-type="float">
            <text:p><text:s text:c="3"/>931</text:p>
          </table:table-cell>
          <table:table-cell table:style-name="ce31" office:value-type="float" office:value="855" calcext:value-type="float">
            <text:p><text:s text:c="3"/>855</text:p>
          </table:table-cell>
          <table:table-cell table:style-name="ce31" office:value-type="float" office:value="1267" calcext:value-type="float">
            <text:p><text:s text:c="3"/>1,267</text:p>
          </table:table-cell>
          <table:table-cell table:style-name="ce31" office:value-type="float" office:value="376" calcext:value-type="float">
            <text:p><text:s text:c="3"/>376</text:p>
          </table:table-cell>
          <table:table-cell table:style-name="ce31" office:value-type="float" office:value="893" calcext:value-type="float">
            <text:p><text:s text:c="3"/>893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78" calcext:value-type="float">
            <text:p><text:s text:c="3"/>78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030" calcext:value-type="float">
            <text:p><text:s text:c="3"/>3,030</text:p>
          </table:table-cell>
          <table:table-cell table:style-name="ce31" office:value-type="float" office:value="7897" calcext:value-type="float">
            <text:p><text:s text:c="3"/>7,897</text:p>
          </table:table-cell>
          <table:table-cell table:style-name="ce31" office:value-type="float" office:value="182" calcext:value-type="float">
            <text:p><text:s text:c="3"/>182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17886" calcext:value-type="float">
            <text:p><text:s text:c="3"/>17,886</text:p>
          </table:table-cell>
          <table:table-cell table:style-name="ce31" office:value-type="float" office:value="389" calcext:value-type="float">
            <text:p><text:s text:c="3"/>389</text:p>
          </table:table-cell>
          <table:table-cell table:style-name="ce31" office:value-type="float" office:value="1234" calcext:value-type="float">
            <text:p><text:s text:c="3"/>1,234</text:p>
          </table:table-cell>
          <table:table-cell table:style-name="ce31" office:value-type="float" office:value="495" calcext:value-type="float">
            <text:p><text:s text:c="3"/>495</text:p>
          </table:table-cell>
          <table:table-cell table:style-name="ce31" office:value-type="float" office:value="879" calcext:value-type="float">
            <text:p><text:s text:c="3"/>879</text:p>
          </table:table-cell>
          <table:table-cell table:style-name="ce31" office:value-type="float" office:value="2211" calcext:value-type="float">
            <text:p><text:s text:c="3"/>2,211</text:p>
          </table:table-cell>
          <table:table-cell table:style-name="ce31" office:value-type="float" office:value="639" calcext:value-type="float">
            <text:p><text:s text:c="3"/>639</text:p>
          </table:table-cell>
          <table:table-cell table:style-name="ce31" office:value-type="float" office:value="1067" calcext:value-type="float">
            <text:p><text:s text:c="3"/>1,067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4" calcext:value-type="float">
            <text:p><text:s text:c="3"/>34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030" calcext:value-type="float">
            <text:p><text:s text:c="3"/>3,030</text:p>
          </table:table-cell>
          <table:table-cell table:style-name="ce31" office:value-type="float" office:value="7897" calcext:value-type="float">
            <text:p><text:s text:c="3"/>7,897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-578" calcext:value-type="float">
            <text:p><text:s/>－578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972" calcext:value-type="float">
            <text:p>2,97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28" calcext:value-type="float">
            <text:p>528</text:p>
          </table:table-cell>
          <table:table-cell table:style-name="ce32" office:value-type="float" office:value="381" calcext:value-type="float">
            <text:p>381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1594" calcext:value-type="float">
            <text:p>1,59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48" calcext:value-type="float">
            <text:p>2,448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594" calcext:value-type="float">
            <text:p>1,59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524" calcext:value-type="float">
            <text:p>524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418" calcext:value-type="float">
            <text:p>1,41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2"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49" calcext:value-type="float">
            <text:p>1,149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26" calcext:value-type="float">
            <text:p>26</text:p>
          </table:table-cell>
          <table:table-cell table:number-columns-repeated="2"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269" calcext:value-type="float">
            <text:p>269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554" calcext:value-type="float">
            <text:p>1,55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80" calcext:value-type="float">
            <text:p>280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840" calcext:value-type="float">
            <text:p>84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99" calcext:value-type="float">
            <text:p>1,299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840" calcext:value-type="float">
            <text:p>84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55" calcext:value-type="float">
            <text:p>255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361" calcext:value-type="float">
            <text:p>3,361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402" calcext:value-type="float">
            <text:p>402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35" calcext:value-type="float">
            <text:p>1,035</text:p>
          </table:table-cell>
          <table:table-cell table:style-name="ce32" office:value-type="float" office:value="1014" calcext:value-type="float">
            <text:p>1,01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584" calcext:value-type="float">
            <text:p>2,584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34" calcext:value-type="float">
            <text:p>634</text:p>
          </table:table-cell>
          <table:table-cell table:style-name="ce32" office:value-type="float" office:value="1014" calcext:value-type="float">
            <text:p>1,01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777" calcext:value-type="float">
            <text:p>77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636" calcext:value-type="float">
            <text:p>1,63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99" calcext:value-type="float">
            <text:p>499</text:p>
          </table:table-cell>
          <table:table-cell table:style-name="ce33" office:value-type="float" office:value="474" calcext:value-type="float">
            <text:p>47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96" calcext:value-type="float">
            <text:p>1,19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474" calcext:value-type="float">
            <text:p>47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440" calcext:value-type="float">
            <text:p>440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725" calcext:value-type="float">
            <text:p>1,725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36" calcext:value-type="float">
            <text:p>536</text:p>
          </table:table-cell>
          <table:table-cell table:style-name="ce34" office:value-type="float" office:value="540" calcext:value-type="float">
            <text:p>54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88" calcext:value-type="float">
            <text:p>1,388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540" calcext:value-type="float">
            <text:p>54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337" calcext:value-type="float">
            <text:p>337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332" calcext:value-type="float">
            <text:p>2,332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86" calcext:value-type="float">
            <text:p>486</text:p>
          </table:table-cell>
          <table:table-cell table:style-name="ce32" office:value-type="float" office:value="787" calcext:value-type="float">
            <text:p>78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36" calcext:value-type="float">
            <text:p>1,936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338" calcext:value-type="float">
            <text:p>338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787" calcext:value-type="float">
            <text:p>78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396" calcext:value-type="float">
            <text:p>39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39" calcext:value-type="float">
            <text:p>1,13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362" calcext:value-type="float">
            <text:p>36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09" calcext:value-type="float">
            <text:p>90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156" calcext:value-type="float">
            <text:p>156</text:p>
          </table:table-cell>
          <table:table-cell table:number-columns-repeated="2"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362" calcext:value-type="float">
            <text:p>36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30" calcext:value-type="float">
            <text:p>230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93" calcext:value-type="float">
            <text:p>1,19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425" calcext:value-type="float">
            <text:p>4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27" calcext:value-type="float">
            <text:p>1,02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425" calcext:value-type="float">
            <text:p>42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166" calcext:value-type="float">
            <text:p>166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205" calcext:value-type="float">
            <text:p>5,205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662" calcext:value-type="float">
            <text:p>662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72" calcext:value-type="float">
            <text:p>472</text:p>
          </table:table-cell>
          <table:table-cell table:style-name="ce32" office:value-type="float" office:value="3311" calcext:value-type="float">
            <text:p>3,311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481" calcext:value-type="float">
            <text:p>6,481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537" calcext:value-type="float">
            <text:p>1,537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17" calcext:value-type="float">
            <text:p>717</text:p>
          </table:table-cell>
          <table:table-cell table:style-name="ce32" office:value-type="float" office:value="3311" calcext:value-type="float">
            <text:p>3,31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47" office:value-type="float" office:value="-1276" calcext:value-type="float">
            <text:p><text:s/>－1,27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512" calcext:value-type="float">
            <text:p>2,51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030" calcext:value-type="float">
            <text:p>3,03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-518" calcext:value-type="float">
            <text:p><text:s/>－518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693" calcext:value-type="float">
            <text:p>2,69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1701" calcext:value-type="float">
            <text:p>1,70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451" calcext:value-type="float">
            <text:p>3,451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869" calcext:value-type="float">
            <text:p>869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1701" calcext:value-type="float">
            <text:p>1,701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48" office:value-type="float" office:value="-758" calcext:value-type="float">
            <text:p><text:s/>－758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996" calcext:value-type="float">
            <text:p>1,996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523" calcext:value-type="float">
            <text:p>52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6" calcext:value-type="float">
            <text:p>396</text:p>
          </table:table-cell>
          <table:table-cell table:style-name="ce32" office:value-type="float" office:value="713" calcext:value-type="float">
            <text:p>71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89" calcext:value-type="float">
            <text:p>1,989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30" calcext:value-type="float">
            <text:p>630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6" calcext:value-type="float">
            <text:p>326</text:p>
          </table:table-cell>
          <table:table-cell table:style-name="ce32" office:value-type="float" office:value="713" calcext:value-type="float">
            <text:p>71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7" calcext:value-type="float">
            <text:p>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44" calcext:value-type="float">
            <text:p>94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34" calcext:value-type="float">
            <text:p>93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347" calcext:value-type="float">
            <text:p>34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0" calcext:value-type="float">
            <text:p>10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52" calcext:value-type="float">
            <text:p>1,05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82" calcext:value-type="float">
            <text:p>28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55" calcext:value-type="float">
            <text:p>1,05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3" calcext:value-type="float">
            <text:p><text:s/>－3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906" calcext:value-type="float">
            <text:p>2,906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87" calcext:value-type="float">
            <text:p>287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13" calcext:value-type="float">
            <text:p>513</text:p>
          </table:table-cell>
          <table:table-cell table:style-name="ce32" office:value-type="float" office:value="1404" calcext:value-type="float">
            <text:p>1,404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90" calcext:value-type="float">
            <text:p>3,390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316" calcext:value-type="float">
            <text:p>316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504" calcext:value-type="float">
            <text:p>504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07" calcext:value-type="float">
            <text:p>607</text:p>
          </table:table-cell>
          <table:table-cell table:style-name="ce32" office:value-type="float" office:value="1404" calcext:value-type="float">
            <text:p>1,40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484" calcext:value-type="float">
            <text:p><text:s/>－484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355" calcext:value-type="float">
            <text:p>1,35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116" calcext:value-type="float">
            <text:p>116</text:p>
          </table:table-cell>
          <table:table-cell table:number-columns-repeated="2" table:style-name="ce33" office:value-type="float" office:value="41" calcext:value-type="float">
            <text:p>4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641" calcext:value-type="float">
            <text:p>64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13" calcext:value-type="float">
            <text:p>1,61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641" calcext:value-type="float">
            <text:p>64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58" calcext:value-type="float">
            <text:p><text:s/>－258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551" calcext:value-type="float">
            <text:p>1,55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763" calcext:value-type="float">
            <text:p>76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77" calcext:value-type="float">
            <text:p>1,77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763" calcext:value-type="float">
            <text:p>76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-226" calcext:value-type="float">
            <text:p><text:s/>－226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091" calcext:value-type="float">
            <text:p>2,091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55" calcext:value-type="float">
            <text:p>755</text:p>
          </table:table-cell>
          <table:table-cell table:style-name="ce32" office:value-type="float" office:value="642" calcext:value-type="float">
            <text:p>64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115" calcext:value-type="float">
            <text:p>2,115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78" calcext:value-type="float">
            <text:p>678</text:p>
          </table:table-cell>
          <table:table-cell table:style-name="ce32" office:value-type="float" office:value="642" calcext:value-type="float">
            <text:p>64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24" calcext:value-type="float">
            <text:p><text:s/>－2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61" calcext:value-type="float">
            <text:p>1,06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25" calcext:value-type="float">
            <text:p>1,02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36" calcext:value-type="float">
            <text:p>3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30" calcext:value-type="float">
            <text:p>1,03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84" calcext:value-type="float">
            <text:p>84</text:p>
          </table:table-cell>
          <table:table-cell table:number-columns-repeated="2" table:style-name="ce34" office:value-type="float" office:value="26" calcext:value-type="float">
            <text:p>26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090" calcext:value-type="float">
            <text:p>1,09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323" calcext:value-type="float">
            <text:p>32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60" calcext:value-type="float">
            <text:p><text:s/>－6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613" calcext:value-type="float">
            <text:p>3,613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899" calcext:value-type="float">
            <text:p>89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1773" calcext:value-type="float">
            <text:p>1,77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571" calcext:value-type="float">
            <text:p>3,571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913" calcext:value-type="float">
            <text:p>9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1773" calcext:value-type="float">
            <text:p>1,77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42" calcext:value-type="float">
            <text:p>4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786" calcext:value-type="float">
            <text:p>1,78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54" calcext:value-type="float">
            <text:p>45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424" calcext:value-type="float">
            <text:p>42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90" calcext:value-type="float">
            <text:p>9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827" calcext:value-type="float">
            <text:p>1,827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445" calcext:value-type="float">
            <text:p>44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910" calcext:value-type="float">
            <text:p>9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875" calcext:value-type="float">
            <text:p>1,875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489" calcext:value-type="float">
            <text:p>48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910" calcext:value-type="float">
            <text:p>91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8" calcext:value-type="float">
            <text:p><text:s/>－4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03" calcext:value-type="float">
            <text:p>90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02" calcext:value-type="float">
            <text:p>1,00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99" calcext:value-type="float">
            <text:p><text:s/>－9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83" calcext:value-type="float">
            <text:p>48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58" calcext:value-type="float">
            <text:p>58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36" calcext:value-type="float">
            <text:p><text:s/>－3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56" calcext:value-type="float">
            <text:p>45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19" calcext:value-type="float">
            <text:p>51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190" calcext:value-type="float">
            <text:p>19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63" calcext:value-type="float">
            <text:p><text:s/>－6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53" calcext:value-type="float">
            <text:p>1,753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957" calcext:value-type="float">
            <text:p>95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14" calcext:value-type="float">
            <text:p>1,71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957" calcext:value-type="float">
            <text:p>95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9" calcext:value-type="float">
            <text:p>3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91" calcext:value-type="float">
            <text:p>79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0" calcext:value-type="float">
            <text:p>30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415" calcext:value-type="float">
            <text:p>41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0" calcext:value-type="float">
            <text:p>2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62" calcext:value-type="float">
            <text:p>96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542" calcext:value-type="float">
            <text:p>54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43" calcext:value-type="float">
            <text:p>94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542" calcext:value-type="float">
            <text:p>54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9" calcext:value-type="float">
            <text:p>1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64" calcext:value-type="float">
            <text:p>76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73" calcext:value-type="float">
            <text:p>17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04" calcext:value-type="float">
            <text:p><text:s/>－30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00" calcext:value-type="float">
            <text:p>100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78" calcext:value-type="float">
            <text:p>7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60" calcext:value-type="float">
            <text:p><text:s/>－16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85" calcext:value-type="float">
            <text:p>38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95" calcext:value-type="float">
            <text:p>9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44" calcext:value-type="float">
            <text:p><text:s/>－14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079" calcext:value-type="float">
            <text:p>2,079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64" calcext:value-type="float">
            <text:p>464</text:p>
          </table:table-cell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891" calcext:value-type="float">
            <text:p>89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44" calcext:value-type="float">
            <text:p>1,844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02" calcext:value-type="float">
            <text:p>302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891" calcext:value-type="float">
            <text:p>89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35" calcext:value-type="float">
            <text:p>235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41" calcext:value-type="float">
            <text:p>94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14" calcext:value-type="float">
            <text:p>81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380" calcext:value-type="float">
            <text:p>38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27" calcext:value-type="float">
            <text:p>12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38" calcext:value-type="float">
            <text:p>1,13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11" calcext:value-type="float">
            <text:p>51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30" calcext:value-type="float">
            <text:p>1,03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511" calcext:value-type="float">
            <text:p>51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08" calcext:value-type="float">
            <text:p>10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206" calcext:value-type="float">
            <text:p>2,206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63" calcext:value-type="float">
            <text:p>563</text:p>
          </table:table-cell>
          <table:table-cell table:style-name="ce32" office:value-type="float" office:value="906" calcext:value-type="float">
            <text:p>90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73" calcext:value-type="float">
            <text:p>2,473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86" calcext:value-type="float">
            <text:p>886</text:p>
          </table:table-cell>
          <table:table-cell table:style-name="ce32" office:value-type="float" office:value="906" calcext:value-type="float">
            <text:p>90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267" calcext:value-type="float">
            <text:p><text:s/>－26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63" calcext:value-type="float">
            <text:p>1,06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72" calcext:value-type="float">
            <text:p>1,17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34" calcext:value-type="float">
            <text:p>434</text:p>
          </table:table-cell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109" calcext:value-type="float">
            <text:p><text:s/>－10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43" calcext:value-type="float">
            <text:p>1,143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491" calcext:value-type="float">
            <text:p>49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01" calcext:value-type="float">
            <text:p>1,30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52" calcext:value-type="float">
            <text:p>452</text:p>
          </table:table-cell>
          <table:table-cell table:style-name="ce34" office:value-type="float" office:value="491" calcext:value-type="float">
            <text:p>49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58" calcext:value-type="float">
            <text:p><text:s/>－15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72" calcext:value-type="float">
            <text:p>1,372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04" calcext:value-type="float">
            <text:p>604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42" calcext:value-type="float">
            <text:p>1,44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74" calcext:value-type="float">
            <text:p>574</text:p>
          </table:table-cell>
          <table:table-cell table:style-name="ce32" office:value-type="float" office:value="391" calcext:value-type="float">
            <text:p>39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70" calcext:value-type="float">
            <text:p><text:s/>－7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96" calcext:value-type="float">
            <text:p>69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191" calcext:value-type="float">
            <text:p>19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67" calcext:value-type="float">
            <text:p><text:s/>－6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43" calcext:value-type="float">
            <text:p>74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00" calcext:value-type="float">
            <text:p>20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" calcext:value-type="float">
            <text:p><text:s/>－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780" calcext:value-type="float">
            <text:p>78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81" calcext:value-type="float">
            <text:p>8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416" calcext:value-type="float">
            <text:p>41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751" calcext:value-type="float">
            <text:p>1,751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51" calcext:value-type="float">
            <text:p>451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float" office:value="176" calcext:value-type="float">
            <text:p>17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416" calcext:value-type="float">
            <text:p>41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-971" calcext:value-type="float">
            <text:p><text:s/>－971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15" calcext:value-type="float">
            <text:p>415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18" calcext:value-type="float">
            <text:p>218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57" calcext:value-type="float">
            <text:p>857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98" calcext:value-type="float">
            <text:p>198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98" calcext:value-type="float">
            <text:p>9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18" calcext:value-type="float">
            <text:p>21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-442" calcext:value-type="float">
            <text:p><text:s/>－44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94" calcext:value-type="float">
            <text:p>89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98" calcext:value-type="float">
            <text:p>19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-529" calcext:value-type="float">
            <text:p><text:s/>－52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63" calcext:value-type="float">
            <text:p>66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6" calcext:value-type="float">
            <text:p>5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96" calcext:value-type="float">
            <text:p>396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85" calcext:value-type="float">
            <text:p>1,58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02" calcext:value-type="float">
            <text:p>402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56" calcext:value-type="float">
            <text:p>15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96" calcext:value-type="float">
            <text:p>39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922" calcext:value-type="float">
            <text:p><text:s/>－92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2" table:style-name="ce33" office:value-type="float" office:value="14" calcext:value-type="float">
            <text:p>1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1" calcext:value-type="float">
            <text:p>3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87" calcext:value-type="float">
            <text:p>8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04" calcext:value-type="float">
            <text:p>20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28" calcext:value-type="float">
            <text:p><text:s/>－42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16" calcext:value-type="float">
            <text:p>81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69" calcext:value-type="float">
            <text:p>6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92" calcext:value-type="float">
            <text:p>19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94" calcext:value-type="float">
            <text:p><text:s/>－49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49" calcext:value-type="float">
            <text:p><text:s/>－4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4" calcext:value-type="float">
            <text:p><text:s/>－14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5" calcext:value-type="float">
            <text:p><text:s/>－35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11-遷徙'.$A$1" table:cell-range-address="$'11-遷徙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fill-character> </loext:fill-character>
      <number:number number:decimal-places="0" loext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6.4.7.2$Linux_X86_64 LibreOffice_project/40$Build-2</meta:generator>
  </office:meta>
</office:document-meta>
</file>